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43~86</text:p>
          </table:table-cell>
          <table:table-cell table:number-columns-repeated="3"/>
          <table:table-cell office:value-type="string" calcext:value-type="string">
            <text:p>86~1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fighters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iot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quite hard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te har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worse</text:p>
          </table:table-cell>
          <table:table-cell table:number-columns-repeated="2"/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karma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quite terrible</text:p>
          </table:table-cell>
          <table:table-cell table:number-columns-repeated="3"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hanging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as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t bad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oth very 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ftwerk</text:p>
          </table:table-cell>
          <table:table-cell office:value-type="float" office:value="350" calcext:value-type="float">
            <text:p>350</text:p>
          </table:table-cell>
          <table:table-cell table:style-name="ce1" office:value-type="percentage" office:value="2" calcext:value-type="percentage">
            <text:p>200.00%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Musical rhyt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steria</text:p>
          </table:table-cell>
          <table:table-cell office:value-type="float" office:value="450" calcext:value-type="float">
            <text:p>450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quite bad</text:p>
          </table:table-cell>
          <table:table-cell table:number-columns-repeated="2"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, catches bass melody</text:p>
          </table:table-cell>
          <table:table-cell table:number-columns-repeated="2"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little worse</text:p>
          </table:table-cell>
          <table:table-cell table:number-columns-repeated="2"/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echiove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te 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ightly worse</text:p>
          </table:table-cell>
          <table:table-cell table:number-columns-repeated="2"/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lucky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h 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inblack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h very 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t better, more accurate (early) timing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ightly bette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formula="of:=SUM([.J1:.J21])" office:value-type="float" office:value="-4.5" calcext:value-type="float">
            <text:p>-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Mono" style:font-family-asian="'DejaVu Sans Mono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9:03:54.504979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24:35.766174003</meta:creation-date>
    <dc:date>2015-02-12T00:33:34.560361810</dc:date>
    <meta:editing-duration>PT8H13M9S</meta:editing-duration>
    <meta:editing-cycles>35</meta:editing-cycles>
    <meta:generator>LibreOffice/4.3.5.2.0$Linux_X86_64 LibreOffice_project/430$Build-2</meta:generator>
    <meta:document-statistic meta:table-count="1" meta:cell-count="129" meta:object-count="0"/>
  </office:meta>
</office:document-meta>
</file>